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f76a" officeooo:paragraph-rsid="000bf76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rstly we have used (“sdo”) as input standard logic and (“CS”) as output std logic and (“SCK”) as output std logic ,</text:p>
      <text:p text:style-name="P1">then we counted till 15 for 2 Mhz frequency in which for first 15 cycle the output that is SCK become active and for the rest <text:s/>of the cycle the output SCK become 1 in this way it will continue per second.</text:p>
      <text:p text:style-name="P1"/>
      <text:p text:style-name="P1">When this output goes to pmod then according to the ambience light the number will generate corresponding to intensity of light(if voltage will more the count will also be more) and we have taken that input in a four bit vector (we have considered the 4 bit output after 3 cycle ) and then that stored bit are passed into the PWM of lab 6 (in the place of manual input)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22:36:54.427273089</meta:creation-date>
    <dc:date>2019-09-16T22:49:25.338313812</dc:date>
    <meta:editing-duration>PT40S</meta:editing-duration>
    <meta:editing-cycles>1</meta:editing-cycles>
    <meta:document-statistic meta:table-count="0" meta:image-count="0" meta:object-count="0" meta:page-count="1" meta:paragraph-count="3" meta:word-count="136" meta:character-count="692" meta:non-whitespace-character-count="558"/>
    <meta:generator>LibreOffice/5.1.6.2$Linux_X86_64 LibreOffice_project/10m0$Build-2</meta:generator>
  </office:meta>
</office:document-meta>
</file>